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8a1f" officeooo:paragraph-rsid="00138a1f"/>
    </style:style>
    <style:style style:name="P2" style:family="paragraph" style:parent-style-name="Standard">
      <style:text-properties officeooo:rsid="00157ade" officeooo:paragraph-rsid="00157ade"/>
    </style:style>
    <style:style style:name="P3" style:family="paragraph" style:parent-style-name="Standard">
      <style:text-properties officeooo:rsid="0016e084" officeooo:paragraph-rsid="0016e084"/>
    </style:style>
    <style:style style:name="T1" style:family="text">
      <style:text-properties officeooo:rsid="0016e0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an Devlin</text:p>
      <text:p text:style-name="P1">WebD236</text:p>
      <text:p text:style-name="P2">Prof Sharkey</text:p>
      <text:p text:style-name="P2">HW 11 </text:p>
      <text:p text:style-name="P2"/>
      <text:p text:style-name="P2">1. <text:span text:style-name="T1">At the login page, users would be able to click a forgot password link, this would be routed to a ForgotPassword controller. A simple form for email address would be present, and users could submit the email address tied to the account. If a matching email address is found, a unique id is generated and hashed and stored in a password_change table with the accompanying user id and time. A link is generated with the hashed id and emailed to the user. When the user clicks the link, the controller will check the table for the ID and if within a timeout limit, will allow the user to reset the password. The proper row in the user table will be updated with the new password.</text:span></text:p>
      <text:p text:style-name="P2"/>
      <text:p text:style-name="P3">2. If I was storing hashed passwords, I would simply hash the new password before saving it to the databas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3:40:02.017488274</meta:creation-date>
    <dc:date>2017-03-31T00:11:03.460793074</dc:date>
    <meta:editing-duration>P0D</meta:editing-duration>
    <meta:editing-cycles>1</meta:editing-cycles>
    <meta:document-statistic meta:table-count="0" meta:image-count="0" meta:object-count="0" meta:page-count="1" meta:paragraph-count="6" meta:word-count="153" meta:character-count="824" meta:non-whitespace-character-count="675"/>
    <meta:generator>LibreOffice/5.1.4.2$Linux_X86_64 LibreOffice_project/10m0$Build-2</meta:generator>
  </office:meta>
</office:document-meta>
</file>